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EA846676AC6D06E3.png" manifest:media-type="image/png"/>
  <manifest:file-entry manifest:full-path="Pictures/100002010000020000000200748C63C103C99986.png" manifest:media-type="image/png"/>
  <manifest:file-entry manifest:full-path="Pictures/1000020100000048000000464B76FA266ADBA40F.png" manifest:media-type="image/png"/>
  <manifest:file-entry manifest:full-path="Pictures/10000201000000F50000008CC918EC6DF30905DE.png" manifest:media-type="image/png"/>
  <manifest:file-entry manifest:full-path="Pictures/10000D130000161500000C97A84E4C5ECCF8798A.svg" manifest:media-type="image/svg+xml"/>
  <manifest:file-entry manifest:full-path="Pictures/100000000000021E0000028041304A9AF99E2B95.jpg" manifest:media-type="image/jpeg"/>
  <manifest:file-entry manifest:full-path="Pictures/10000DE70000161500000C97EEF104441C51CDB1.svg" manifest:media-type="image/svg+xml"/>
  <manifest:file-entry manifest:full-path="Pictures/100005FD000006760000065717CD3C5A7979529E.svg" manifest:media-type="image/svg+xml"/>
  <manifest:file-entry manifest:full-path="Pictures/10000201000000F50000008C17C0087C7BDEAA6B.png" manifest:media-type="image/png"/>
  <manifest:file-entry manifest:full-path="Pictures/100002010000020000000200F00F0B8BBF9963A8.png" manifest:media-type="image/png"/>
  <manifest:file-entry manifest:full-path="Pictures/1000020100000200000002007EB1123936764F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0.101cm, 1.755cm, 0cm)" draw:image-opacity="100%" style:mirror="none"/>
    </style:style>
    <style:style style:name="gr20" style:family="graphic" style:parent-style-name="standard">
      <style:graphic-properties svg:stroke-color="#f5deb3" draw:fill-color="#97c6d9" draw:textarea-horizontal-align="justify" draw:textarea-vertical-align="middle" draw:auto-grow-height="false" fo:min-height="0.652cm" fo:min-width="14.262cm"/>
    </style:style>
    <style:style style:name="gr21" style:family="graphic" style:parent-style-name="standard">
      <style:graphic-properties svg:stroke-color="#f5deb3" draw:fill="solid" draw:fill-color="#b2b2b2" draw:textarea-horizontal-align="justify" draw:textarea-vertical-align="middle" draw:auto-grow-height="false" fo:min-height="0.651cm" fo:min-width="14.262cm"/>
    </style:style>
    <style:style style:name="gr22" style:family="graphic" style:parent-style-name="standard">
      <style:graphic-properties svg:stroke-color="#f5deb3" draw:fill-color="#d8bfd8" draw:textarea-horizontal-align="justify" draw:textarea-vertical-align="middle" draw:auto-grow-height="false" fo:min-height="0.651cm" fo:min-width="9.025cm"/>
    </style:style>
    <style:style style:name="gr23" style:family="graphic" style:parent-style-name="standard">
      <style:graphic-properties svg:stroke-color="#f5deb3" draw:fill="solid" draw:fill-color="#eabbb5" draw:textarea-horizontal-align="justify" draw:textarea-vertical-align="middle" draw:auto-grow-height="false" fo:min-height="0.639cm" fo:min-width="4.072cm"/>
    </style:style>
    <style:style style:name="gr24" style:family="graphic" style:parent-style-name="standard">
      <style:graphic-properties svg:stroke-color="#f5deb3" draw:fill="solid" draw:fill-color="#b8ce95" draw:textarea-horizontal-align="justify" draw:textarea-vertical-align="middle" draw:auto-grow-height="false" fo:min-height="0.639cm" fo:min-width="6.866cm"/>
    </style:style>
    <style:style style:name="gr25" style:family="graphic" style:parent-style-name="standard">
      <style:graphic-properties svg:stroke-color="#f5deb3" draw:fill="solid" draw:fill-color="#bac9d7" draw:textarea-horizontal-align="justify" draw:textarea-vertical-align="middle" draw:auto-grow-height="false" fo:min-height="1.813cm" fo:min-width="4.199cm"/>
    </style:style>
    <style:style style:name="gr26" style:family="graphic" style:parent-style-name="standard">
      <style:graphic-properties svg:stroke-color="#f5deb3" draw:fill="solid" draw:fill-color="#b8ce95" draw:textarea-horizontal-align="justify" draw:textarea-vertical-align="middle" draw:auto-grow-height="false" fo:min-height="0.639cm" fo:min-width="6.642cm"/>
    </style:style>
    <style:style style:name="gr27" style:family="graphic" style:parent-style-name="standard">
      <style:graphic-properties svg:stroke-color="#f5deb3" draw:fill-color="#eabbb5" draw:textarea-horizontal-align="justify" draw:textarea-vertical-align="middle" draw:auto-grow-height="false" fo:min-height="0.623cm" fo:min-width="4.431cm"/>
    </style:style>
    <style:style style:name="gr28" style:family="graphic" style:parent-style-name="standard">
      <style:graphic-properties svg:stroke-color="#f5deb3" draw:fill="solid" draw:fill-color="#bac9d7" draw:textarea-horizontal-align="justify" draw:textarea-vertical-align="middle" draw:auto-grow-height="false" fo:min-height="0.766cm" fo:min-width="9.279cm"/>
    </style:style>
    <style:style style:name="gr29" style:family="graphic" style:parent-style-name="standard">
      <style:graphic-properties svg:stroke-color="#f5deb3" draw:fill-color="#d8bfd8" draw:textarea-horizontal-align="justify" draw:textarea-vertical-align="middle" draw:auto-grow-height="false" fo:min-height="0.651cm" fo:min-width="4.405cm"/>
    </style:style>
    <style:style style:name="gr30" style:family="graphic" style:parent-style-name="standard">
      <style:graphic-properties svg:stroke-color="#f5deb3" draw:fill-color="#b3ccc8" draw:textarea-horizontal-align="justify" draw:textarea-vertical-align="middle" draw:auto-grow-height="false" fo:min-height="0.651cm" fo:min-width="9.309cm"/>
    </style:style>
    <style:style style:name="gr31" style:family="graphic" style:parent-style-name="standard">
      <style:graphic-properties svg:stroke-color="#f5deb3" draw:fill="solid" draw:fill-color="#d8c1bd" draw:textarea-horizontal-align="justify" draw:textarea-vertical-align="middle" draw:auto-grow-height="false" fo:min-height="0.827cm" fo:min-width="9.152cm"/>
    </style:style>
    <style:style style:name="gr32" style:family="graphic" style:parent-style-name="standard">
      <style:graphic-properties svg:stroke-color="#f5deb3" draw:fill-color="#d8c1bd" draw:textarea-horizontal-align="justify" draw:textarea-vertical-align="middle" draw:auto-grow-height="false" fo:min-height="0.827cm" fo:min-width="4.356cm"/>
    </style:style>
    <style:style style:name="gr33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36" style:family="graphic" style:parent-style-name="standard">
      <style:graphic-properties svg:stroke-width="0.1cm" svg:stroke-color="#808080" draw:marker-start-width="0.5cm" draw:marker-end-width="0.5cm" draw:fill="none" draw:textarea-vertical-align="middle" draw:auto-grow-height="false" fo:min-height="6.82cm" fo:min-width="0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808080" draw:marker-start-width="0.5cm" draw:marker-end-width="0.5cm" draw:fill="none" draw:textarea-vertical-align="middle" draw:auto-grow-height="false" fo:min-height="2.795cm" fo:min-width="0cm" fo:padding-top="0.175cm" fo:padding-bottom="0.175cm" fo:padding-left="0.3cm" fo:padding-right="0.3cm"/>
    </style:style>
    <style:style style:name="gr38" style:family="graphic" style:parent-style-name="standard">
      <style:graphic-properties svg:stroke-color="#f5deb3" draw:fill="solid" draw:fill-color="#b3ccc8" draw:textarea-horizontal-align="justify" draw:textarea-vertical-align="middle" draw:auto-grow-height="false" fo:min-height="0.639cm" fo:min-width="4.183cm"/>
    </style:style>
    <style:style style:name="gr39" style:family="graphic" style:parent-style-name="standard">
      <style:graphic-properties svg:stroke-color="#f5deb3" draw:fill="solid" draw:fill-color="#b2b2b2" draw:textarea-horizontal-align="justify" draw:textarea-vertical-align="middle" draw:auto-grow-height="false" fo:min-height="0.651cm" fo:min-width="14.162cm"/>
    </style:style>
    <style:style style:name="gr40" style:family="graphic" style:parent-style-name="standard" style:list-style-name="L1">
      <style:graphic-properties svg:stroke-color="#1b1b1b" draw:fill="solid" draw:fill-color="#e2e2e2" draw:textarea-horizontal-align="justify" draw:textarea-vertical-align="middle" draw:auto-grow-height="false" fo:min-height="2.29cm" fo:min-width="4.58cm"/>
    </style:style>
    <style:style style:name="gr41" style:family="graphic" style:parent-style-name="standard" style:list-style-name="L1">
      <style:graphic-properties svg:stroke-color="#1b1b1b" draw:fill="solid" draw:fill-color="#e2e2e2" draw:textarea-horizontal-align="justify" draw:textarea-vertical-align="middle" draw:auto-grow-height="false" fo:min-height="2.29cm" fo:min-width="4.58cm"/>
    </style:style>
    <style:style style:name="gr42" style:family="graphic" style:parent-style-name="standard">
      <style:graphic-properties svg:stroke-color="#1b1b1b" draw:fill="solid" draw:fill-color="#e2e2e2" draw:textarea-horizontal-align="justify" draw:textarea-vertical-align="middle" draw:auto-grow-height="false" fo:min-height="2.29cm" fo:min-width="4.58cm"/>
    </style:style>
    <style:style style:name="gr43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44" style:family="graphic" style:parent-style-name="standard">
      <style:graphic-properties svg:stroke-color="#1b1b1b" draw:fill="solid" draw:fill-color="#eee8aa" draw:textarea-horizontal-align="justify" draw:textarea-vertical-align="middle" draw:auto-grow-height="false" fo:min-height="2.29cm" fo:min-width="4.58cm"/>
    </style:style>
    <style:style style:name="gr45" style:family="graphic" style:parent-style-name="standard">
      <style:graphic-properties svg:stroke-color="#1b1b1b" draw:fill="solid" draw:fill-color="#00fa9a" draw:textarea-horizontal-align="justify" draw:textarea-vertical-align="middle" draw:auto-grow-height="false" fo:min-height="2.29cm" fo:min-width="4.58cm"/>
    </style:style>
    <style:style style:name="gr46" style:family="graphic" style:parent-style-name="standard">
      <style:graphic-properties svg:stroke-color="#1b1b1b" draw:fill="solid" draw:fill-color="#ffc0cb" draw:textarea-horizontal-align="justify" draw:textarea-vertical-align="middle" draw:auto-grow-height="false" fo:min-height="2.29cm" fo:min-width="4.58cm"/>
    </style:style>
    <style:style style:name="gr47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48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49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50" style:family="graphic" style:parent-style-name="standard" style:list-style-name="L1">
      <style:graphic-properties svg:stroke-color="#1b1b1b" svg:stroke-opacity="100%" draw:fill="solid" draw:fill-color="#87ceeb" draw:opacity="10%" draw:opacity-name="" draw:textarea-horizontal-align="justify" draw:textarea-vertical-align="top" draw:auto-grow-height="false" fo:min-height="17.022cm" fo:min-width="13.216cm"/>
    </style:style>
    <style:style style:name="gr51" style:family="graphic" style:parent-style-name="standard">
      <style:graphic-properties svg:stroke-color="#1b1b1b" draw:fill-color="#87ceeb" draw:textarea-horizontal-align="justify" draw:textarea-vertical-align="middle" draw:auto-grow-height="false" fo:min-height="2.29cm" fo:min-width="4.58cm"/>
    </style:style>
    <style:style style:name="gr52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53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54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55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56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57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58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59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60" style:family="graphic" style:parent-style-name="standard" style:list-style-name="L1">
      <style:graphic-properties svg:stroke-color="#1b1b1b" draw:fill="solid" draw:fill-color="#e6e6fa" draw:opacity="10%" draw:textarea-horizontal-align="justify" draw:textarea-vertical-align="top" draw:auto-grow-height="false" fo:min-height="17.022cm" fo:min-width="6.231cm"/>
    </style:style>
    <style:style style:name="gr61" style:family="graphic" style:parent-style-name="standard" style:list-style-name="L1">
      <style:graphic-properties svg:stroke-color="#1b1b1b" draw:fill="solid" draw:fill-color="#ffe4c4" draw:opacity="10%" draw:textarea-horizontal-align="justify" draw:textarea-vertical-align="top" draw:auto-grow-height="false" fo:min-height="17.022cm" fo:min-width="6.612cm"/>
    </style:style>
    <style:style style:name="gr62" style:family="graphic" style:parent-style-name="standard">
      <style:graphic-properties svg:stroke-width="0.159cm" draw:marker-start-width="0.438cm" draw:marker-end="Rounded_20_short_20_Arrow" draw:marker-end-width="0.438cm" draw:textarea-vertical-align="middle" fo:padding-top="0.204cm" fo:padding-bottom="0.204cm" fo:padding-left="0.329cm" fo:padding-right="0.329cm"/>
    </style:style>
    <style:style style:name="gr63" style:family="graphic" style:parent-style-name="standard">
      <style:graphic-properties svg:stroke-width="0.159cm" draw:marker-start="Rounded_20_short_20_Arrow" draw:marker-start-width="0.438cm" draw:marker-end="" draw:marker-end-width="0.438cm" draw:textarea-vertical-align="middle" fo:padding-top="0.204cm" fo:padding-bottom="0.204cm" fo:padding-left="0.329cm" fo:padding-right="0.329cm"/>
    </style:style>
    <style:style style:name="gr64" style:family="graphic" style:parent-style-name="standard">
      <style:graphic-properties svg:stroke-width="0.159cm" draw:marker-start="" draw:marker-start-width="0.438cm" draw:marker-end="Rounded_20_short_20_Arrow" draw:marker-end-width="0.438cm" draw:textarea-vertical-align="middle" fo:padding-top="0.204cm" fo:padding-bottom="0.204cm" fo:padding-left="0.329cm" fo:padding-right="0.329cm"/>
    </style:style>
    <style:style style:name="gr6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6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731cm" fo:min-width="3.148cm" fo:padding-top="0.151cm" fo:padding-bottom="0.151cm" fo:padding-left="0.276cm" fo:padding-right="0.276cm"/>
    </style:style>
    <style:style style:name="gr67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616cm" fo:min-width="3.16cm" fo:padding-top="0.151cm" fo:padding-bottom="0.151cm" fo:padding-left="0.276cm" fo:padding-right="0.276cm"/>
    </style:style>
    <style:style style:name="gr68" style:family="graphic" style:parent-style-name="standard">
      <style:graphic-properties svg:stroke-width="0.102cm" svg:stroke-color="#778899" draw:marker-start-width="0.509cm" draw:marker-end-width="0.509cm" draw:fill="none" draw:textarea-horizontal-align="justify" draw:textarea-vertical-align="top" draw:auto-grow-height="false" fo:min-height="4.855cm" fo:min-width="4.097cm" fo:padding-top="0.176cm" fo:padding-bottom="0.176cm" fo:padding-left="0.301cm" fo:padding-right="0.301cm"/>
    </style:style>
    <style:style style:name="gr69" style:family="graphic" style:parent-style-name="standard">
      <style:graphic-properties svg:stroke-width="0.102cm" svg:stroke-color="#ffd700" draw:marker-start-width="0.509cm" draw:marker-end-width="0.509cm" draw:fill="none" draw:textarea-horizontal-align="justify" draw:textarea-vertical-align="top" draw:auto-grow-height="false" fo:min-height="4.728cm" fo:min-width="4.097cm" fo:padding-top="0.176cm" fo:padding-bottom="0.176cm" fo:padding-left="0.301cm" fo:padding-right="0.301cm"/>
    </style:style>
    <style:style style:name="gr70" style:family="graphic" style:parent-style-name="standard">
      <style:graphic-properties svg:stroke-width="0.102cm" svg:stroke-color="#bc8f8f" draw:marker-start-width="0.509cm" draw:marker-end-width="0.509cm" draw:fill="none" draw:textarea-horizontal-align="justify" draw:textarea-vertical-align="top" draw:auto-grow-height="false" fo:min-height="2.188cm" fo:min-width="4.097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97c6d9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-color="#d8bfd8"/>
      <style:paragraph-properties fo:text-align="center"/>
    </style:style>
    <style:style style:name="P11" style:family="paragraph">
      <loext:graphic-properties draw:fill="solid" draw:fill-color="#eabbb5"/>
      <style:paragraph-properties fo:text-align="center"/>
    </style:style>
    <style:style style:name="P12" style:family="paragraph">
      <loext:graphic-properties draw:fill="solid" draw:fill-color="#b8ce95"/>
      <style:paragraph-properties fo:text-align="center"/>
    </style:style>
    <style:style style:name="P13" style:family="paragraph">
      <loext:graphic-properties draw:fill="solid" draw:fill-color="#bac9d7"/>
      <style:paragraph-properties fo:text-align="center"/>
    </style:style>
    <style:style style:name="P14" style:family="paragraph">
      <loext:graphic-properties draw:fill-color="#eabbb5"/>
      <style:paragraph-properties fo:text-align="center"/>
    </style:style>
    <style:style style:name="P15" style:family="paragraph">
      <loext:graphic-properties draw:fill-color="#b3ccc8"/>
      <style:paragraph-properties fo:text-align="center"/>
    </style:style>
    <style:style style:name="P16" style:family="paragraph">
      <loext:graphic-properties draw:fill="solid" draw:fill-color="#d8c1bd"/>
      <style:paragraph-properties fo:text-align="center"/>
    </style:style>
    <style:style style:name="P17" style:family="paragraph">
      <loext:graphic-properties draw:fill-color="#d8c1bd"/>
      <style:paragraph-properties fo:text-align="center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b3ccc8"/>
      <style:paragraph-properties fo:text-align="center"/>
    </style:style>
    <style:style style:name="P21" style:family="paragraph">
      <loext:graphic-properties draw:fill="solid" draw:fill-color="#e2e2e2"/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e2e2e2"/>
      <style:paragraph-properties fo:text-align="center"/>
    </style:style>
    <style:style style:name="P23" style:family="paragraph">
      <loext:graphic-properties draw:fill="solid" draw:fill-color="#eee8aa"/>
      <style:paragraph-properties fo:text-align="center"/>
    </style:style>
    <style:style style:name="P24" style:family="paragraph">
      <loext:graphic-properties draw:fill="solid" draw:fill-color="#00fa9a"/>
      <style:paragraph-properties fo:text-align="center"/>
    </style:style>
    <style:style style:name="P25" style:family="paragraph">
      <loext:graphic-properties draw:fill="solid" draw:fill-color="#ffc0cb"/>
      <style:paragraph-properties fo:text-align="center"/>
    </style:style>
    <style:style style:name="P26" style:family="paragraph">
      <loext:graphic-properties draw:fill="solid" draw:fill-color="#87ceeb"/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solid" draw:fill-color="#ffe4c4"/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e6e6fa"/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0" style:family="paragraph">
      <loext:graphic-properties draw:fill="solid" draw:fill-color="#87ceeb" draw:opacity="10%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1" style:family="paragraph">
      <loext:graphic-properties draw:fill-color="#87ceeb"/>
      <style:paragraph-properties fo:text-align="center"/>
    </style:style>
    <style:style style:name="P32" style:family="paragraph">
      <loext:graphic-properties draw:fill="solid" draw:fill-color="#e6e6fa" draw:opacity="10%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3" style:family="paragraph">
      <loext:graphic-properties draw:fill="solid" draw:fill-color="#ffe4c4" draw:opacity="10%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5" style:family="paragraph">
      <style:paragraph-properties fo:text-align="start">
        <style:tab-stops/>
      </style:paragraph-properties>
    </style:style>
    <style:style style:name="P36" style:family="paragraph">
      <loext:graphic-properties draw:fill="none"/>
      <style:paragraph-properties fo:text-align="start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es" fo:country="AR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1" draw:text-style-name="P3" draw:layer="layout" svg:width="1.478cm" svg:height="1.13cm" svg:x="0.799cm" svg:y="15.50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2.691cm" svg:y="15.50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4.583cm" svg:y="15.50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.478cm" svg:height="1.128cm" svg:x="7.244cm" svg:y="15.47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1.478cm" svg:height="1.128cm" svg:x="9.136cm" svg:y="15.47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1.477cm" svg:height="1.128cm" svg:x="11.03cm" svg:y="15.47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17" draw:text-style-name="P5" draw:layer="layout" svg:width="6.604cm" svg:height="3.349cm" svg:x="-0.03cm" svg:y="0.053cm">
          <draw:image xlink:href="Pictures/10000D130000161500000C97A84E4C5ECCF8798A.svg" xlink:type="simple" xlink:show="embed" xlink:actuate="onLoad" loext:mime-type="image/svg+xml">
            <text:p text:style-name="P4">Programa <text:s text:c="9"/><text:s/></text:p>
          </draw:image>
          <draw:image xlink:href="Pictures/10000201000000F50000008C17C0087C7BDEAA6B.png" xlink:type="simple" xlink:show="embed" xlink:actuate="onLoad" loext:mime-type="image/png"/>
        </draw:frame>
        <draw:frame draw:style-name="gr18" draw:text-style-name="P6" draw:layer="layout" svg:width="2.059cm" svg:height="2.059cm" svg:x="3.772cm" svg:y="0.588cm">
          <draw:image xlink:href="Pictures/100002010000020000000200F00F0B8BBF9963A8.png" xlink:type="simple" xlink:show="embed" xlink:actuate="onLoad" loext:mime-type="image/png">
            <text:p/>
          </draw:image>
        </draw:frame>
        <draw:frame draw:style-name="gr17" draw:text-style-name="P5" draw:layer="layout" svg:width="6.604cm" svg:height="3.349cm" svg:x="6.455cm" svg:y="0.033cm">
          <draw:image xlink:href="Pictures/10000D130000161500000C97A84E4C5ECCF8798A.svg" xlink:type="simple" xlink:show="embed" xlink:actuate="onLoad" loext:mime-type="image/svg+xml">
            <text:p text:style-name="P4">Controlador <text:s text:c="6"/><text:s text:c="3"/></text:p>
          </draw:image>
          <draw:image xlink:href="Pictures/10000201000000F50000008C17C0087C7BDEAA6B.png" xlink:type="simple" xlink:show="embed" xlink:actuate="onLoad" loext:mime-type="image/png"/>
        </draw:frame>
        <draw:frame draw:style-name="gr18" draw:text-style-name="P6" draw:layer="layout" svg:width="1.595cm" svg:height="1.884cm" svg:x="10.592cm" svg:y="0.555cm">
          <draw:image xlink:href="Pictures/100000000000021E0000028041304A9AF99E2B95.jpg" xlink:type="simple" xlink:show="embed" xlink:actuate="onLoad" loext:mime-type="image/jpeg">
            <text:p/>
          </draw:image>
        </draw:frame>
        <draw:frame draw:style-name="gr17" draw:text-style-name="P5" draw:layer="layout" svg:width="6.604cm" svg:height="3.349cm" svg:x="13.159cm" svg:y="0.033cm">
          <draw:image xlink:href="Pictures/10000D130000161500000C97A84E4C5ECCF8798A.svg" xlink:type="simple" xlink:show="embed" xlink:actuate="onLoad" loext:mime-type="image/svg+xml">
            <text:p text:style-name="P4">Máquina <text:s text:c="10"/></text:p>
          </draw:image>
          <draw:image xlink:href="Pictures/10000201000000F50000008C17C0087C7BDEAA6B.png" xlink:type="simple" xlink:show="embed" xlink:actuate="onLoad" loext:mime-type="image/png"/>
        </draw:frame>
        <draw:frame draw:style-name="gr18" draw:text-style-name="P6" draw:layer="layout" svg:width="2.032cm" svg:height="2.032cm" svg:x="16.869cm" svg:y="0.561cm">
          <draw:image xlink:href="Pictures/1000020100000200000002007EB1123936764F74.png" xlink:type="simple" xlink:show="embed" xlink:actuate="onLoad" loext:mime-type="image/png">
            <text:p/>
          </draw:image>
        </draw:frame>
        <draw:frame draw:style-name="gr18" draw:text-style-name="P6" draw:layer="layout" svg:width="1.524cm" svg:height="1.495cm" draw:transform="rotate (-3.14159265358979) translate (7.209cm 2.329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  <draw:frame draw:style-name="gr18" draw:text-style-name="P6" draw:layer="layout" svg:width="1.524cm" svg:height="1.495cm" draw:transform="rotate (-3.14159265358979) translate (13.809cm 1.73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  <draw:frame draw:style-name="gr18" draw:text-style-name="P6" draw:layer="layout" svg:width="1.524cm" svg:height="1.495cm" svg:x="12.189cm" svg:y="1.324cm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</draw:page>
      <draw:page draw:name="page3" draw:style-name="dp1" draw:master-page-name="Default">
        <draw:frame draw:style-name="gr17" draw:text-style-name="P5" draw:layer="layout" svg:width="15.468cm" svg:height="6.858cm" svg:x="-0.196cm" svg:y="-0.022cm">
          <draw:image xlink:href="Pictures/10000D130000161500000C97A84E4C5ECCF8798A.svg" xlink:type="simple" xlink:show="embed" xlink:actuate="onLoad" loext:mime-type="image/svg+xml">
            <text:p text:style-name="P4">Controlador <text:s text:c="6"/><text:s text:c="25"/><text:s text:c="23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draw:image>
          <draw:image xlink:href="Pictures/10000201000000F50000008C17C0087C7BDEAA6B.png" xlink:type="simple" xlink:show="embed" xlink:actuate="onLoad" loext:mime-type="image/png"/>
        </draw:frame>
        <draw:frame draw:style-name="gr18" draw:text-style-name="P6" draw:layer="layout" svg:width="1.183cm" svg:height="1.397cm" svg:x="4.68cm" svg:y="0.613cm">
          <draw:image xlink:href="Pictures/100000000000021E0000028041304A9AF99E2B95.jpg" xlink:type="simple" xlink:show="embed" xlink:actuate="onLoad" loext:mime-type="image/jpeg">
            <text:p/>
          </draw:image>
        </draw:frame>
        <draw:frame draw:style-name="gr17" draw:text-style-name="P6" draw:layer="layout" svg:width="6.907cm" svg:height="3.937cm" svg:x="0.616cm" svg:y="1.883cm">
          <draw:image xlink:href="Pictures/10000DE70000161500000C97EEF104441C51CDB1.svg" xlink:type="simple" xlink:show="embed" xlink:actuate="onLoad" loext:mime-type="image/svg+xml">
            <text:p text:style-name="P1">Controlado <text:s text:c="7"/><text:s text:c="6"/></text:p>
            <text:p text:style-name="P1">Logico <text:s text:c="12"/></text:p>
          </draw:image>
          <draw:image xlink:href="Pictures/10000201000000F50000008CC918EC6DF30905DE.png" xlink:type="simple" xlink:show="embed" xlink:actuate="onLoad" loext:mime-type="image/png"/>
        </draw:frame>
        <draw:frame draw:style-name="gr19" draw:text-style-name="P6" draw:layer="layout" svg:width="2.019cm" svg:height="1.524cm" svg:x="4.695cm" svg:y="3.039cm">
          <draw:image xlink:href="Pictures/100002010000020000000200748C63C103C99986.png" xlink:type="simple" xlink:show="embed" xlink:actuate="onLoad" loext:mime-type="image/png">
            <text:p/>
          </draw:image>
        </draw:frame>
        <draw:frame draw:style-name="gr17" draw:text-style-name="P6" draw:layer="layout" svg:width="6.907cm" svg:height="3.937cm" svg:x="7.117cm" svg:y="1.884cm">
          <draw:image xlink:href="Pictures/10000DE70000161500000C97EEF104441C51CDB1.svg" xlink:type="simple" xlink:show="embed" xlink:actuate="onLoad" loext:mime-type="image/svg+xml">
            <text:p text:style-name="P7">Driver de <text:s text:c="10"/><text:s text:c="5"/></text:p>
            <text:p text:style-name="P1">potencia <text:s text:c="11"/><text:s text:c="4"/></text:p>
          </draw:image>
          <draw:image xlink:href="Pictures/10000201000000F50000008CC918EC6DF30905DE.png" xlink:type="simple" xlink:show="embed" xlink:actuate="onLoad" loext:mime-type="image/png"/>
        </draw:frame>
        <draw:frame draw:style-name="gr18" draw:text-style-name="P6" draw:layer="layout" svg:width="1.905cm" svg:height="1.905cm" svg:x="10.962cm" svg:y="2.899cm">
          <draw:image xlink:href="Pictures/100002010000020000000200EA846676AC6D06E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20" draw:text-style-name="P8" draw:layer="layout" svg:width="14.762cm" svg:height="0.902cm" svg:x="0.324cm" svg:y="7.473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62cm" svg:height="0.901cm" svg:x="0.324cm" svg:y="9.689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.525cm" svg:height="0.901cm" svg:x="5.561cm" svg:y="6.37cm">
          <text:p text:style-name="P1">asyncio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572cm" svg:height="0.889cm" svg:x="5.561cm" svg:y="5.301cm">
          <text:p text:style-name="P1">aioHTTP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7.366cm" svg:height="0.889cm" svg:x="7.72cm" svg:y="8.601cm">
          <text:p text:style-name="P1">websockets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.699cm" svg:height="2.063cm" svg:x="10.387cm" svg:y="4.096cm">
          <text:p text:style-name="P1">Socket.IO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7.142cm" svg:height="0.889cm" svg:x="0.324cm" svg:y="8.601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4.931cm" svg:height="0.873cm" svg:x="0.354cm" svg:y="5.27cm">
          <text:p text:style-name="P1">PyOpenCV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9.779cm" svg:height="1.016cm" svg:x="0.354cm" svg:y="4.096cm">
          <text:p text:style-name="P1">webServer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62cm" svg:height="0.901cm" svg:x="0.324cm" svg:y="10.789cm">
          <text:p text:style-name="P1">PocketBeagle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905cm" svg:height="0.901cm" svg:x="0.354cm" svg:y="6.358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9.809cm" svg:height="0.901cm" svg:x="0.324cm" svg:y="2.689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9.652cm" svg:height="1.077cm" svg:x="5.434cm" svg:y="1.413cm">
          <text:p text:style-name="P1">JavaScript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856cm" svg:height="1.077cm" svg:x="0.324cm" svg:y="1.413cm">
          <text:p text:style-name="P1">CSS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0.354cm" svg:y1="3.869cm" svg:x2="18.415cm" svg:y2="3.869cm">
          <text:p/>
        </draw:line>
        <draw:frame draw:style-name="gr34" draw:text-style-name="P18" draw:layer="layout" svg:width="2.471cm" svg:height="0.962cm" svg:x="15.621cm" svg:y="1.501cm">
          <draw:text-box>
            <text:p><text:span text:style-name="T2">Cliente</text:span></text:p>
          </draw:text-box>
        </draw:frame>
        <draw:frame draw:style-name="gr35" draw:text-style-name="P19" draw:layer="layout" svg:width="2.86cm" svg:height="0.962cm" svg:x="15.648cm" svg:y="7.144cm">
          <draw:text-box>
            <text:p>Servidor</text:p>
          </draw:text-box>
        </draw:frame>
        <draw:custom-shape draw:style-name="gr36" draw:text-style-name="P6" draw:layer="layout" svg:width="0.508cm" svg:height="7.82cm" svg:x="15.194cm" svg:y="4.06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7" draw:text-style-name="P6" draw:layer="layout" svg:width="0.508cm" svg:height="3.429cm" svg:x="15.194cm" svg:y="0.2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8" draw:text-style-name="P20" draw:layer="layout" svg:width="4.683cm" svg:height="0.889cm" svg:x="10.43cm" svg:y="2.701cm">
          <text:p text:style-name="P1">websockets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14.662cm" svg:height="0.901cm" svg:x="0.324cm" svg:y="0.289cm">
          <text:p text:style-name="P1">Navegador Web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0" draw:text-style-name="P21" xml:id="id1" draw:id="id1" draw:layer="layout" svg:width="5.08cm" svg:height="2.54cm" svg:x="12.928cm" svg:y="7.322cm">
          <text:p text:style-name="P7">Mando a </text:p>
          <text:p text:style-name="P7"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xml:id="id2" draw:id="id2" draw:layer="layout" svg:width="5.08cm" svg:height="2.54cm" svg:x="0.404cm" svg:y="7.322cm">
          <text:p text:style-name="P7">Controlador</text:p>
          <text:p text:style-name="P7"><text:s/>NK105</text:p>
          <draw:enhanced-geometry svg:viewBox="0 0 21600 21600" draw:type="rectangle" draw:enhanced-path="M 0 0 L 21600 0 21600 21600 0 21600 0 0 Z N"/>
        </draw:custom-shape>
        <draw:custom-shape draw:style-name="gr42" draw:text-style-name="P22" xml:id="id3" draw:id="id3" draw:layer="layout" svg:width="5.08cm" svg:height="2.54cm" svg:x="0.39cm" svg:y="0.216cm">
          <text:p text:style-name="P1"><text:span text:style-name="T3">Maquina</text:span></text:p>
          <text:p text:style-name="P1"><text:s/>CNC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svg:x1="12.928cm" svg:y1="8.592cm" svg:x2="5.484cm" svg:y2="8.592cm" draw:start-shape="id1" draw:start-glue-point="3" draw:end-shape="id2" svg:d="M12928 8592h-7444" svg:viewBox="0 0 7445 1">
          <text:p/>
        </draw:connector>
        <draw:connector draw:style-name="gr43" draw:text-style-name="P1" draw:layer="layout" svg:x1="2.944cm" svg:y1="7.322cm" svg:x2="2.93cm" svg:y2="2.756cm" draw:start-shape="id2" draw:end-shape="id3" draw:end-glue-point="2" svg:d="M2944 7322v-2283h-14v-2283" svg:viewBox="0 0 15 4567">
          <text:p/>
        </draw:connector>
      </draw:page>
      <draw:page draw:name="page6" draw:style-name="dp1" draw:master-page-name="Default">
        <draw:custom-shape draw:style-name="gr42" draw:text-style-name="P22" xml:id="id4" draw:id="id4" draw:layer="layout" svg:width="5.08cm" svg:height="2.54cm" svg:x="6.559cm" svg:y="3.747cm">
          <text:p text:style-name="P1"><text:span text:style-name="T4">W</text:span><text:span text:style-name="T4">i-</text:span><text:span text:style-name="T4">Fi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xml:id="id5" draw:id="id5" draw:layer="layout" svg:width="5.08cm" svg:height="2.54cm" svg:x="6.559cm" svg:y="0.218cm">
          <text:p text:style-name="P1"><text:span text:style-name="T3">Cámara</text:span></text:p>
          <text:p text:style-name="P1"><text:span text:style-name="T5">de v</text:span><text:span text:style-name="T6">ídeo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7" draw:id="id7" draw:layer="layout" svg:width="5.08cm" svg:height="2.54cm" svg:x="0.39cm" svg:y="0.216cm">
          <text:p text:style-name="P1"><text:span text:style-name="T3">Maquina</text:span></text:p>
          <text:p text:style-name="P1"><text:s/>CNC</text:p>
          <draw:enhanced-geometry svg:viewBox="0 0 21600 21600" draw:type="rectangle" draw:enhanced-path="M 0 0 L 21600 0 21600 21600 0 21600 0 0 Z N"/>
        </draw:custom-shape>
        <draw:custom-shape draw:style-name="gr46" draw:text-style-name="P25" xml:id="id6" draw:id="id6" draw:layer="layout" svg:width="5.08cm" svg:height="2.54cm" svg:x="12.928cm" svg:y="3.747cm">
          <text:p text:style-name="P1">Navegador</text:p>
          <text:p text:style-name="P1">Web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svg:x1="9.099cm" svg:y1="3.747cm" svg:x2="9.099cm" svg:y2="2.758cm" draw:start-shape="id4" draw:start-glue-point="0" draw:end-shape="id5" draw:end-glue-point="2" svg:d="M9099 3747v-989" svg:viewBox="0 0 1 990">
          <text:p/>
        </draw:connector>
        <draw:connector draw:style-name="gr43" draw:text-style-name="P1" draw:layer="layout" svg:x1="11.639cm" svg:y1="5.017cm" svg:x2="12.928cm" svg:y2="5.017cm" draw:start-shape="id4" draw:start-glue-point="1" draw:end-shape="id6" draw:end-glue-point="3" svg:d="M11639 5017h1289" svg:viewBox="0 0 1290 1">
          <text:p/>
        </draw:connector>
        <draw:connector draw:style-name="gr43" draw:text-style-name="P1" draw:layer="layout" svg:x1="9.099cm" svg:y1="7.322cm" svg:x2="9.099cm" svg:y2="6.287cm" draw:end-shape="id4" draw:end-glue-point="2" svg:d="M9099 7322v-1035" svg:viewBox="0 0 1 1036">
          <text:p/>
        </draw:connector>
        <draw:connector draw:style-name="gr43" draw:text-style-name="P1" draw:layer="layout" svg:x1="6.559cm" svg:y1="8.592cm" svg:x2="5.484cm" svg:y2="8.592cm" svg:d="M6559 8592h-1075" svg:viewBox="0 0 1076 1">
          <text:p/>
        </draw:connector>
        <draw:connector draw:style-name="gr43" draw:text-style-name="P1" draw:layer="layout" svg:x1="12.928cm" svg:y1="8.592cm" svg:x2="11.639cm" svg:y2="8.592cm" svg:d="M12928 8592h-1289" svg:viewBox="0 0 1290 1">
          <text:p/>
        </draw:connector>
        <draw:connector draw:style-name="gr43" draw:text-style-name="P1" draw:layer="layout" svg:x1="2.944cm" svg:y1="7.322cm" svg:x2="2.93cm" svg:y2="2.756cm" draw:end-shape="id7" draw:end-glue-point="2" svg:d="M2944 7322v-2032h-14v-2534" svg:viewBox="0 0 15 4567">
          <text:p/>
        </draw:connector>
        <draw:custom-shape draw:style-name="gr47" draw:text-style-name="P26" draw:layer="layout" svg:width="5.08cm" svg:height="2.54cm" svg:x="6.636cm" svg:y="7.359cm">
          <text:p text:style-name="P7"><text:span text:style-name="T3">PocketBeagl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5.08cm" svg:height="2.54cm" svg:x="12.928cm" svg:y="7.322cm">
          <text:p text:style-name="P7"><text:span text:style-name="T3">Mando a </text:span></text:p>
          <text:p text:style-name="P7"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8" draw:layer="layout" svg:width="5.08cm" svg:height="2.54cm" svg:x="0.404cm" svg:y="7.322cm">
          <text:p text:style-name="P7">Controlador</text:p>
          <text:p text:style-name="P7"><text:s/>NK105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50" draw:text-style-name="P30" draw:layer="layout" svg:width="13.716cm" svg:height="17.272cm" svg:x="7.427cm" svg:y="0.225cm">
          <text:p text:style-name="P29"><text:span text:style-name="T3">PocketBeagle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xml:id="id10" draw:id="id10" draw:layer="layout" svg:width="5.08cm" svg:height="2.54cm" svg:x="8.259cm" svg:y="5.522cm">
          <text:p text:style-name="P1">FIFO</text:p>
          <text:p text:style-name="P1">T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7" xml:id="id14" draw:id="id14" draw:layer="layout" svg:width="5.08cm" svg:height="2.54cm" svg:x="22.528cm" svg:y="4.022cm">
          <text:p text:style-name="P7"><text:span text:style-name="T3">Tec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xml:id="id16" draw:id="id16" draw:layer="layout" svg:width="5.08cm" svg:height="2.54cm" svg:x="22.528cm" svg:y="14.022cm">
          <text:p text:style-name="P7"><text:span text:style-name="T3">L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xml:id="id13" draw:id="id13" draw:layer="layout" svg:width="5.08cm" svg:height="2.54cm" svg:x="1.004cm" svg:y="14.022cm">
          <text:p text:style-name="P7">SPI</text:p>
          <text:p text:style-name="P7">maestro</text:p>
          <draw:enhanced-geometry svg:viewBox="0 0 21600 21600" draw:type="rectangle" draw:enhanced-path="M 0 0 L 21600 0 21600 21600 0 21600 0 0 Z N"/>
        </draw:custom-shape>
        <draw:custom-shape draw:style-name="gr55" draw:text-style-name="P28" xml:id="id9" draw:id="id9" draw:layer="layout" svg:width="5.08cm" svg:height="2.54cm" svg:x="1.004cm" svg:y="2.022cm">
          <text:p text:style-name="P7">UART</text:p>
          <text:p text:style-name="P7">RX</text:p>
          <draw:enhanced-geometry svg:viewBox="0 0 21600 21600" draw:type="rectangle" draw:enhanced-path="M 0 0 L 21600 0 21600 21600 0 21600 0 0 Z N"/>
        </draw:custom-shape>
        <draw:custom-shape draw:style-name="gr56" draw:text-style-name="P26" xml:id="id12" draw:id="id12" draw:layer="layout" svg:width="5.08cm" svg:height="2.54cm" svg:x="8.204cm" svg:y="10.322cm">
          <text:p text:style-name="P7">SPI</text:p>
          <text:p text:style-name="P7">esclavo</text:p>
          <draw:enhanced-geometry svg:viewBox="0 0 21600 21600" draw:type="rectangle" draw:enhanced-path="M 0 0 L 21600 0 21600 21600 0 21600 0 0 Z N"/>
        </draw:custom-shape>
        <draw:custom-shape draw:style-name="gr57" draw:text-style-name="P26" xml:id="id8" draw:id="id8" draw:layer="layout" svg:width="5.08cm" svg:height="2.54cm" svg:x="8.262cm" svg:y="2.022cm">
          <text:p text:style-name="P7">UART</text:p>
          <text:p text:style-name="P7">TX</text:p>
          <draw:enhanced-geometry svg:viewBox="0 0 21600 21600" draw:type="rectangle" draw:enhanced-path="M 0 0 L 21600 0 21600 21600 0 21600 0 0 Z N"/>
        </draw:custom-shape>
        <draw:custom-shape draw:style-name="gr58" draw:text-style-name="P26" xml:id="id11" draw:id="id11" draw:layer="layout" svg:width="5.08cm" svg:height="2.54cm" svg:x="15.304cm" svg:y="4.022cm">
          <text:p text:style-name="P7">UART</text:p>
          <text:p text:style-name="P7">RX</text:p>
          <draw:enhanced-geometry svg:viewBox="0 0 21600 21600" draw:type="rectangle" draw:enhanced-path="M 0 0 L 21600 0 21600 21600 0 21600 0 0 Z N"/>
        </draw:custom-shape>
        <draw:custom-shape draw:style-name="gr59" draw:text-style-name="P26" xml:id="id15" draw:id="id15" draw:layer="layout" svg:width="5.08cm" svg:height="2.54cm" svg:x="15.304cm" svg:y="7.522cm">
          <text:p text:style-name="P7">Teclado</text:p>
          <text:p text:style-name="P7">Virtual</text:p>
          <draw:enhanced-geometry svg:viewBox="0 0 21600 21600" draw:type="rectangle" draw:enhanced-path="M 0 0 L 21600 0 21600 21600 0 21600 0 0 Z N"/>
        </draw:custom-shape>
        <draw:custom-shape draw:style-name="gr60" draw:text-style-name="P32" draw:layer="layout" svg:width="6.731cm" svg:height="17.272cm" svg:x="0.188cm" svg:y="0.225cm">
          <text:p text:style-name="P29">Controlador <text:s/>NK105</text:p>
          <draw:enhanced-geometry svg:viewBox="0 0 21600 21600" draw:type="rectangle" draw:enhanced-path="M 0 0 L 21600 0 21600 21600 0 21600 0 0 Z N"/>
        </draw:custom-shape>
        <draw:custom-shape draw:style-name="gr61" draw:text-style-name="P33" draw:layer="layout" svg:width="7.112cm" svg:height="17.272cm" svg:x="21.778cm" svg:y="0.225cm">
          <text:p text:style-name="P29"><text:span text:style-name="T3">Mando a </text:span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1" draw:layer="layout" svg:x1="8.262cm" svg:y1="3.292cm" svg:x2="6.084cm" svg:y2="3.292cm" draw:start-shape="id8" draw:start-glue-point="3" draw:end-shape="id9" svg:d="M8262 3292h-2178" svg:viewBox="0 0 2179 1">
          <text:p/>
        </draw:connector>
        <draw:connector draw:style-name="gr43" draw:text-style-name="P1" draw:layer="layout" svg:x1="13.339cm" svg:y1="6.792cm" svg:x2="15.304cm" svg:y2="5.292cm" draw:start-shape="id10" draw:end-shape="id11" svg:d="M13339 6792h983v-1500h982" svg:viewBox="0 0 1966 1501">
          <text:p/>
        </draw:connector>
        <draw:connector draw:style-name="gr63" draw:text-style-name="P1" draw:layer="layout" svg:x1="10.744cm" svg:y1="12.862cm" svg:x2="6.084cm" svg:y2="15.292cm" draw:start-shape="id12" draw:start-glue-point="2" draw:end-shape="id13" draw:end-glue-point="1" svg:d="M10744 12862v2430h-4660" svg:viewBox="0 0 4661 2431">
          <text:p/>
        </draw:connector>
        <draw:connector draw:style-name="gr64" draw:text-style-name="P1" draw:layer="layout" svg:x1="22.528cm" svg:y1="5.292cm" svg:x2="20.384cm" svg:y2="5.292cm" draw:start-shape="id14" draw:end-shape="id11" svg:d="M22528 5292h-2144" svg:viewBox="0 0 2145 1">
          <text:p/>
        </draw:connector>
        <draw:connector draw:style-name="gr62" draw:text-style-name="P1" draw:layer="layout" svg:x1="10.799cm" svg:y1="5.522cm" svg:x2="10.802cm" svg:y2="4.562cm" draw:start-shape="id10" draw:start-glue-point="0" draw:end-shape="id8" draw:end-glue-point="2" svg:d="M10799 5522v-480h3v-480" svg:viewBox="0 0 4 961">
          <text:p/>
        </draw:connector>
        <draw:connector draw:style-name="gr62" draw:text-style-name="P1" draw:layer="layout" svg:x1="15.304cm" svg:y1="8.792cm" svg:x2="13.339cm" svg:y2="6.792cm" draw:start-shape="id15" draw:start-glue-point="3" draw:end-shape="id10" draw:end-glue-point="1" svg:d="M15304 8792h-982v-2000h-983" svg:viewBox="0 0 1966 2001">
          <text:p/>
        </draw:connector>
        <draw:connector draw:style-name="gr63" draw:text-style-name="P1" draw:layer="layout" svg:x1="22.528cm" svg:y1="15.292cm" svg:x2="6.084cm" svg:y2="15.292cm" draw:start-shape="id16" draw:start-glue-point="3" draw:end-shape="id13" draw:end-glue-point="1" svg:d="M22528 15292h-16444" svg:viewBox="0 0 16445 1">
          <text:p/>
        </draw:connector>
        <draw:connector draw:style-name="gr62" draw:text-style-name="P1" draw:layer="layout" svg:x1="17.841cm" svg:y1="11.222cm" svg:x2="17.844cm" svg:y2="10.062cm" draw:start-shape="id17" draw:start-glue-point="0" draw:end-shape="id15" draw:end-glue-point="2" svg:d="M17841 11222v-580h3v-580" svg:viewBox="0 0 4 1161">
          <text:p/>
        </draw:connector>
        <draw:custom-shape draw:style-name="gr51" draw:text-style-name="P31" xml:id="id17" draw:id="id17" draw:layer="layout" svg:width="5.08cm" svg:height="2.54cm" svg:x="15.301cm" svg:y="11.222cm">
          <text:p text:style-name="P1">FIFO</text:p>
          <text:p text:style-name="P1">RX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17" draw:text-style-name="P6" xml:id="id20" draw:id="id20" draw:layer="layout" svg:width="7.561cm" svg:height="2.667cm" svg:x="1.183cm" svg:y="1.923cm">
          <draw:image xlink:href="Pictures/10000D130000161500000C97A84E4C5ECCF8798A.svg" xlink:type="simple" xlink:show="embed" xlink:actuate="onLoad" loext:mime-type="image/svg+xml">
            <text:p text:style-name="P1">Controlador </text:p>
            <text:p text:style-name="P1">de movimientos (2)</text:p>
          </draw:image>
          <draw:image xlink:href="Pictures/10000201000000F50000008C17C0087C7BDEAA6B.png" xlink:type="simple" xlink:show="embed" xlink:actuate="onLoad" loext:mime-type="image/png"/>
        </draw:frame>
        <draw:frame draw:style-name="gr17" draw:text-style-name="P6" xml:id="id21" draw:id="id21" draw:layer="layout" svg:width="7.561cm" svg:height="2.667cm" svg:x="6.464cm" svg:y="4.587cm">
          <draw:image xlink:href="Pictures/10000D130000161500000C97A84E4C5ECCF8798A.svg" xlink:type="simple" xlink:show="embed" xlink:actuate="onLoad" loext:mime-type="image/svg+xml">
            <text:p text:style-name="P1">PocketBeagle (4)</text:p>
          </draw:image>
          <draw:image xlink:href="Pictures/10000201000000F50000008C17C0087C7BDEAA6B.png" xlink:type="simple" xlink:show="embed" xlink:actuate="onLoad" loext:mime-type="image/png"/>
        </draw:frame>
        <draw:frame draw:style-name="gr17" draw:text-style-name="P6" xml:id="id18" draw:id="id18" draw:layer="layout" svg:width="7.561cm" svg:height="2.667cm" svg:x="2.012cm" svg:y="9.292cm">
          <draw:image xlink:href="Pictures/10000D130000161500000C97A84E4C5ECCF8798A.svg" xlink:type="simple" xlink:show="embed" xlink:actuate="onLoad" loext:mime-type="image/svg+xml">
            <text:p text:style-name="P1"><text:span text:style-name="T3">Cámara</text:span> de video (6)</text:p>
          </draw:image>
          <draw:image xlink:href="Pictures/10000201000000F50000008C17C0087C7BDEAA6B.png" xlink:type="simple" xlink:show="embed" xlink:actuate="onLoad" loext:mime-type="image/png"/>
        </draw:frame>
        <draw:frame draw:style-name="gr17" draw:text-style-name="P6" xml:id="id23" draw:id="id23" draw:layer="layout" svg:width="7.561cm" svg:height="2.667cm" svg:x="10.558cm" svg:y="9.292cm">
          <draw:image xlink:href="Pictures/10000D130000161500000C97A84E4C5ECCF8798A.svg" xlink:type="simple" xlink:show="embed" xlink:actuate="onLoad" loext:mime-type="image/svg+xml">
            <text:p text:style-name="P1"><text:span text:style-name="T3">Aplicación</text:span> web (7)</text:p>
          </draw:image>
          <draw:image xlink:href="Pictures/10000201000000F50000008C17C0087C7BDEAA6B.png" xlink:type="simple" xlink:show="embed" xlink:actuate="onLoad" loext:mime-type="image/png"/>
        </draw:frame>
        <draw:frame draw:style-name="gr17" draw:text-style-name="P6" xml:id="id19" draw:id="id19" draw:layer="layout" svg:width="12.798cm" svg:height="1.633cm" svg:x="3.365cm" svg:y="7.422cm">
          <draw:image xlink:href="Pictures/10000D130000161500000C97A84E4C5ECCF8798A.svg" xlink:type="simple" xlink:show="embed" xlink:actuate="onLoad" loext:mime-type="image/svg+xml">
            <text:p text:style-name="P1"><text:span text:style-name="T3">Wi-Fi</text:span> / Ethernet (5)</text:p>
          </draw:image>
          <draw:image xlink:href="Pictures/10000201000000F50000008C17C0087C7BDEAA6B.png" xlink:type="simple" xlink:show="embed" xlink:actuate="onLoad" loext:mime-type="image/png"/>
        </draw:frame>
        <draw:connector draw:style-name="gr65" draw:text-style-name="P6" draw:layer="layout" draw:type="curve" svg:x1="2.012cm" svg:y1="10.625cm" svg:x2="3.365cm" svg:y2="8.238cm" draw:start-shape="id18" draw:start-glue-point="3" draw:end-shape="id19" draw:end-glue-point="3" svg:d="M2012 10625c-750 0-1426-2387 1353-2387" svg:viewBox="0 0 2013 2388">
          <text:p/>
        </draw:connector>
        <draw:frame draw:style-name="gr17" draw:text-style-name="P6" xml:id="id22" draw:id="id22" draw:layer="layout" svg:width="7.561cm" svg:height="2.667cm" svg:x="11.384cm" svg:y="1.924cm">
          <draw:image xlink:href="Pictures/10000D130000161500000C97A84E4C5ECCF8798A.svg" xlink:type="simple" xlink:show="embed" xlink:actuate="onLoad" loext:mime-type="image/svg+xml">
            <text:p text:style-name="P1">Mando a distancia </text:p>
            <text:p text:style-name="P1">del controlador (3)</text:p>
          </draw:image>
          <draw:image xlink:href="Pictures/10000201000000F50000008C17C0087C7BDEAA6B.png" xlink:type="simple" xlink:show="embed" xlink:actuate="onLoad" loext:mime-type="image/png"/>
        </draw:frame>
        <draw:connector draw:style-name="gr65" draw:text-style-name="P6" draw:layer="layout" draw:type="curve" svg:x1="4.963cm" svg:y1="4.59cm" svg:x2="6.464cm" svg:y2="5.92cm" draw:start-shape="id20" draw:end-shape="id21" draw:end-glue-point="3" svg:d="M4963 4590c0 887 500 1330 1501 1330" svg:viewBox="0 0 1502 1331">
          <text:p/>
        </draw:connector>
        <draw:connector draw:style-name="gr65" draw:text-style-name="P6" draw:layer="layout" draw:type="curve" svg:x1="14.025cm" svg:y1="5.92cm" svg:x2="15.164cm" svg:y2="4.591cm" draw:start-shape="id21" draw:end-shape="id22" svg:d="M14025 5920c760 0 1139-443 1139-1329" svg:viewBox="0 0 1140 1330">
          <text:p/>
        </draw:connector>
        <draw:connector draw:style-name="gr65" draw:text-style-name="P6" draw:layer="layout" draw:type="curve" svg:x1="14.025cm" svg:y1="5.92cm" svg:x2="16.163cm" svg:y2="8.238cm" draw:start-shape="id21" draw:end-shape="id19" svg:d="M14025 5920c3957 0 2888 2318 2138 2318" svg:viewBox="0 0 2859 2319">
          <text:p/>
        </draw:connector>
        <draw:connector draw:style-name="gr65" draw:text-style-name="P6" draw:layer="layout" draw:type="curve" svg:x1="14.025cm" svg:y1="5.92cm" svg:x2="16.163cm" svg:y2="8.238cm" draw:start-shape="id21" draw:end-shape="id19" svg:d="M14025 5920c3957 0 2888 2318 2138 2318" svg:viewBox="0 0 2859 2319">
          <text:p/>
        </draw:connector>
        <draw:connector draw:style-name="gr65" draw:text-style-name="P6" draw:layer="layout" draw:type="curve" svg:x1="14.025cm" svg:y1="5.92cm" svg:x2="16.163cm" svg:y2="8.238cm" draw:start-shape="id21" draw:end-shape="id19" draw:end-glue-point="1" svg:d="M14025 5920c3957 0 2888 2318 2138 2318" svg:viewBox="0 0 2859 2319">
          <text:p/>
        </draw:connector>
        <draw:connector draw:style-name="gr65" draw:text-style-name="P6" draw:layer="layout" draw:type="curve" svg:x1="16.163cm" svg:y1="8.238cm" svg:x2="18.119cm" svg:y2="10.625cm" draw:start-shape="id19" draw:start-glue-point="1" draw:end-shape="id23" draw:end-glue-point="1" svg:d="M16163 8238c3684 0 2706 2387 1956 2387" svg:viewBox="0 0 2663 2388">
          <text:p/>
        </draw:connector>
        <draw:connector draw:style-name="gr65" draw:text-style-name="P6" draw:layer="layout" draw:type="curve" svg:x1="3.365cm" svg:y1="1.039cm" svg:x2="1.183cm" svg:y2="3.256cm" draw:start-shape="id24" draw:start-glue-point="3" draw:end-shape="id20" draw:end-glue-point="3" svg:d="M3365 1039c-4023 0-2932 2217-2182 2217" svg:viewBox="0 0 2906 2218">
          <text:p/>
        </draw:connector>
        <draw:frame draw:style-name="gr17" draw:text-style-name="P6" xml:id="id24" draw:id="id24" draw:layer="layout" svg:width="12.798cm" svg:height="1.633cm" svg:x="3.365cm" svg:y="0.223cm">
          <draw:image xlink:href="Pictures/10000D130000161500000C97A84E4C5ECCF8798A.svg" xlink:type="simple" xlink:show="embed" xlink:actuate="onLoad" loext:mime-type="image/svg+xml">
            <text:p text:style-name="P1">Maquina CNC (1)</text:p>
          </draw:image>
          <draw:image xlink:href="Pictures/10000201000000F50000008C17C0087C7BDEAA6B.png" xlink:type="simple" xlink:show="embed" xlink:actuate="onLoad" loext:mime-type="image/png"/>
        </draw:frame>
        <draw:connector draw:style-name="gr65" draw:text-style-name="P6" draw:layer="layout" draw:type="curve" svg:x1="8.744cm" svg:y1="3.256cm" svg:x2="11.384cm" svg:y2="3.257cm" draw:start-shape="id20" draw:end-shape="id22" svg:d="M8744 3256c1980 0 660 1 2640 1" svg:viewBox="0 0 2641 2">
          <text:p/>
        </draw:connector>
      </draw:page>
      <draw:page draw:name="page9" draw:style-name="dp1" draw:master-page-name="Default">
        <draw:g>
          <draw:custom-shape draw:style-name="gr66" draw:text-style-name="P34" draw:layer="layout" svg:width="3.81cm" svg:height="1.143cm" svg:x="7.493cm" svg:y="10.46cm">
            <text:p text:style-name="P1"><text:span text:style-name="T7">FileOp.re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4" draw:layer="layout" svg:width="3.81cm" svg:height="1.016cm" svg:x="7.493cm" svg:y="11.757cm">
            <text:p text:style-name="P1"><text:span text:style-name="T7">spi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4" draw:layer="layout" svg:width="3.81cm" svg:height="1.143cm" svg:x="7.493cm" svg:y="12.954cm">
            <text:p text:style-name="P1"><text:span text:style-name="T7">gpioIrqHand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6" draw:layer="layout" svg:width="4.699cm" svg:height="5.207cm" svg:x="7.112cm" svg:y="9.271cm">
            <text:p text:style-name="P35">Lcd Driv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7" draw:text-style-name="P34" draw:layer="layout" svg:width="3.81cm" svg:height="1.016cm" svg:x="7.493cm" svg:y="4.08cm">
            <text:p text:style-name="P1"><text:span text:style-name="T7">Socketio.emi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4" draw:layer="layout" svg:width="3.81cm" svg:height="1.143cm" svg:x="7.493cm" svg:y="6.477cm">
            <text:p text:style-name="P1"><text:span text:style-name="T7">os.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6" draw:layer="layout" svg:width="4.699cm" svg:height="5.08cm" svg:x="7.112cm" svg:y="2.921cm">
            <text:p text:style-name="P35">LcdData Cla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4" draw:layer="layout" svg:width="3.81cm" svg:height="1.016cm" svg:x="7.494cm" svg:y="5.281cm">
            <text:p text:style-name="P1"><text:span text:style-name="T7">data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6" draw:text-style-name="P34" draw:layer="layout" svg:width="3.81cm" svg:height="1.143cm" svg:x="12.827cm" svg:y="6.477cm">
            <text:p text:style-name="P1"><text:span text:style-name="T7">ca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6" draw:layer="layout" svg:width="4.699cm" svg:height="2.54cm" svg:x="12.446cm" svg:y="5.461cm">
            <text:p text:style-name="P35">bash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21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1-03-10T00:42:42.676097016</dc:date>
    <meta:editing-duration>PT11H51M44S</meta:editing-duration>
    <meta:editing-cycles>38</meta:editing-cycles>
    <meta:generator>LibreOffice/6.1.5.2$Linux_X86_64 LibreOffice_project/10$Build-2</meta:generator>
    <meta:document-statistic meta:object-count="125"/>
  </office:meta>
</office:document-meta>
</file>